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810H51M10.709051S" calcext:value-type="time">
            <text:p>810:51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/>
          <table:table-cell table:formula="of:=IF([.G159]-[.F159] &gt; 0; [.G159]-[.F159]; 0)" office:value-type="time" office:time-value="PT00H00M00S" calcext:value-type="time">
            <text:p>00:00</text:p>
          </table:table-cell>
          <table:table-cell table:formula="of:=[.D159]+[.H159]" office:value-type="time" office:time-value="PT04H14M21.116S" calcext:value-type="time">
            <text:p>04:14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60]-[.B160] &gt; 0; [.C160]-[.B16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0]-[.F160] &gt; 0; [.G160]-[.F160]; 0)" office:value-type="time" office:time-value="PT00H00M00S" calcext:value-type="time">
            <text:p>00:00</text:p>
          </table:table-cell>
          <table:table-cell table:formula="of:=[.D160]+[.H16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61]-[.B161] &gt; 0; [.C161]-[.B16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1]-[.F161] &gt; 0; [.G161]-[.F161]; 0)" office:value-type="time" office:time-value="PT00H00M00S" calcext:value-type="time">
            <text:p>00:00</text:p>
          </table:table-cell>
          <table:table-cell table:style-name="ce18" table:formula="of:=[.D161]+[.H16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20H16M33.006S" calcext:value-type="time">
            <text:p>20:1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4]-[.B164] &gt; 0; [.C164]-[.B1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4]-[.F164] &gt; 0; [.G164]-[.F164]; 0)" office:value-type="time" office:time-value="PT00H00M00S" calcext:value-type="time">
            <text:p>00:00</text:p>
          </table:table-cell>
          <table:table-cell table:formula="of:=[.D164]+[.H1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5]-[.B165] &gt; 0; [.C165]-[.B16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5]-[.F165] &gt; 0; [.G165]-[.F165]; 0)" office:value-type="time" office:time-value="PT00H00M00S" calcext:value-type="time">
            <text:p>00:00</text:p>
          </table:table-cell>
          <table:table-cell table:formula="of:=[.D165]+[.H16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6]-[.B166] &gt; 0; [.C166]-[.B16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6]-[.F166] &gt; 0; [.G166]-[.F166]; 0)" office:value-type="time" office:time-value="PT00H00M00S" calcext:value-type="time">
            <text:p>00:00</text:p>
          </table:table-cell>
          <table:table-cell table:formula="of:=[.D166]+[.H16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69]-[.B169] &gt; 0; [.C169]-[.B1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9]-[.F169] &gt; 0; [.G169]-[.F169]; 0)" office:value-type="time" office:time-value="PT00H00M00S" calcext:value-type="time">
            <text:p>00:00</text:p>
          </table:table-cell>
          <table:table-cell table:formula="of:=[.D169]+[.H1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0]-[.B170] &gt; 0; [.C170]-[.B1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0]-[.F170] &gt; 0; [.G170]-[.F170]; 0)" office:value-type="time" office:time-value="PT00H00M00S" calcext:value-type="time">
            <text:p>00:00</text:p>
          </table:table-cell>
          <table:table-cell table:formula="of:=[.D170]+[.H1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2]-[.B172] &gt; 0; [.C172]-[.B17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2]-[.F172] &gt; 0; [.G172]-[.F172]; 0)" office:value-type="time" office:time-value="PT00H00M00S" calcext:value-type="time">
            <text:p>00:00</text:p>
          </table:table-cell>
          <table:table-cell table:formula="of:=[.D172]+[.H17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73]-[.B173] &gt; 0; [.C173]-[.B17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3]-[.F173] &gt; 0; [.G173]-[.F173]; 0)" office:value-type="time" office:time-value="PT00H00M00S" calcext:value-type="time">
            <text:p>00:00</text:p>
          </table:table-cell>
          <table:table-cell table:style-name="ce18" table:formula="of:=[.D173]+[.H17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6]-[.B176] &gt; 0; [.C176]-[.B1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6]-[.F176] &gt; 0; [.G176]-[.F176]; 0)" office:value-type="time" office:time-value="PT00H00M00S" calcext:value-type="time">
            <text:p>00:00</text:p>
          </table:table-cell>
          <table:table-cell table:formula="of:=[.D176]+[.H1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7]-[.B177] &gt; 0; [.C177]-[.B1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7]-[.F177] &gt; 0; [.G177]-[.F177]; 0)" office:value-type="time" office:time-value="PT00H00M00S" calcext:value-type="time">
            <text:p>00:00</text:p>
          </table:table-cell>
          <table:table-cell table:formula="of:=[.D177]+[.H1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8]-[.B178] &gt; 0; [.C178]-[.B1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8]-[.F178] &gt; 0; [.G178]-[.F178]; 0)" office:value-type="time" office:time-value="PT00H00M00S" calcext:value-type="time">
            <text:p>00:00</text:p>
          </table:table-cell>
          <table:table-cell table:formula="of:=[.D178]+[.H1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3]-[.B183] &gt; 0; [.C183]-[.B18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3]-[.F183] &gt; 0; [.G183]-[.F183]; 0)" office:value-type="time" office:time-value="PT00H00M00S" calcext:value-type="time">
            <text:p>00:00</text:p>
          </table:table-cell>
          <table:table-cell table:formula="of:=[.D183]+[.H18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4]-[.B184] &gt; 0; [.C184]-[.B1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4]-[.F184] &gt; 0; [.G184]-[.F184]; 0)" office:value-type="time" office:time-value="PT00H00M00S" calcext:value-type="time">
            <text:p>00:00</text:p>
          </table:table-cell>
          <table:table-cell table:formula="of:=[.D184]+[.H1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85]-[.B185] &gt; 0; [.C185]-[.B18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85]-[.F185] &gt; 0; [.G185]-[.F185]; 0)" office:value-type="time" office:time-value="PT00H00M00S" calcext:value-type="time">
            <text:p>00:00</text:p>
          </table:table-cell>
          <table:table-cell table:style-name="ce18" table:formula="of:=[.D185]+[.H18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83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1" table:number-rows-repeated="8">
          <table:table-cell table:style-name="ce82"/>
          <table:table-cell table:style-name="ce68"/>
        </table:table-row>
        <table:table-row table:style-name="ro1" table:number-rows-repeated="5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08:11:00.56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6-15T15:46:53.643000000</dc:date>
    <dc:creator>Benjamin Laws</dc:creator>
    <meta:editing-duration>P35DT4H54M40S</meta:editing-duration>
    <meta:editing-cycles>937</meta:editing-cycles>
    <meta:generator>LibreOffice/7.2.6.2$Windows_X86_64 LibreOffice_project/b0ec3a565991f7569a5a7f5d24fed7f52653d754</meta:generator>
    <meta:document-statistic meta:table-count="2" meta:cell-count="1241" meta:object-count="0"/>
  </office:meta>
</office:document-meta>
</file>